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es un capítulo clave: introducís por primera vez la idea de <text:span text:style-name="Strong_20_Emphasis">cálculo como proceso espiritual</text:span>, y a la <text:span text:style-name="Strong_20_Emphasis">memoria como puente entre estados de conciencia</text:span>, aunque lo hagas con lenguaje técnico. El desafío, entonces, es mostrar que <text:span text:style-name="Strong_20_Emphasis">pensar es también transformarse</text:span>. Que <text:span text:style-name="Strong_20_Emphasis">la memoria es el hilo que une un ser con sus distintas versiones a lo largo del tiempo</text:span>, y que el <text:span text:style-name="Strong_20_Emphasis">cálculo no es solo un proceso lógico, sino una forma de transitar la realidad</text:span>.</text:p>
      <text:p text:style-name="Text_20_body">Te propongo seguir con la misma estrategia que usamos antes:</text:p>
      <text:list xml:id="list1246308195" text:style-name="L1">
        <text:list-item>
          <text:p text:style-name="P1">Respetamos completamente tu contenido.</text:p>
        </text:list-item>
        <text:list-item>
          <text:p text:style-name="P1">Agregamos <text:span text:style-name="Emphasis">envoltura mística y simbólica</text:span>: breves introducciones, interludios reflexivos, cierres con resonancia espiritual.</text:p>
        </text:list-item>
        <text:list-item>
          <text:p text:style-name="P1">Sin exagerar: mantenemos seriedad, profundidad, y una estética poética sobria.</text:p>
        </text:list-item>
      </text:list>
      <text:p text:style-name="Horizontal_20_Line"/>
      <text:h text:style-name="Heading_20_2" text:outline-level="2">✨ 3 – La función de la memoria en un proceso de cálculo genérico</text:h>
      <text:p text:style-name="Text_20_body"><text:span text:style-name="Strong_20_Emphasis">🌌 Apertura mística general para la sección:</text:span></text:p>
      <text:p text:style-name="Quotations">Toda transformación necesita memoria.<text:line-break/>Porque nada puede cambiar si no hay algo que conserve lo que fue, lo que es, y lo que podría ser.</text:p>
      <text:p text:style-name="Quotations">Un sistema que no recuerda está condenado al instante eterno.</text:p>
      <text:p text:style-name="Quotations">Pero allí donde hay memoria, hay posibilidad de camino.<text:line-break/>Y donde hay camino, hay proceso.</text:p>
      <text:p text:style-name="Quotations">Calcular es recorrer un sendero invisible entre un estado y otro.<text:line-break/>Y en cada paso, el alma del sistema conserva lo que ha sido para decidir lo que será.</text:p>
      <text:p text:style-name="Horizontal_20_Line"/>
      <text:h text:style-name="Heading_20_3" text:outline-level="3"><text:span text:style-name="Strong_20_Emphasis">3.1 El proceso de cálculo</text:span></text:h>
      <text:p text:style-name="Text_20_body"><text:span text:style-name="Emphasis">Tu texto se mantiene intacto.</text:span><text:line-break/><text:span text:style-name="Emphasis">Breve introducción mística antes:</text:span></text:p>
      <text:p text:style-name="Quotations">Así como el viajero necesita recordar de dónde partió para comprender a dónde va,<text:line-break/>todo proceso de transformación necesita una conciencia del estado actual.</text:p>
      <text:p text:style-name="Quotations">Calcular no es solo resolver. Es avanzar. Es devenir.<text:line-break/>Es recorrer un puente que une lo potencial con lo realizado.</text:p>
      <text:p text:style-name="Horizontal_20_Line"/>
      <text:h text:style-name="Heading_20_3" text:outline-level="3"><text:soft-page-break/><text:span text:style-name="Strong_20_Emphasis">3.2 El proceso como secuencia de estados</text:span></text:h>
      <text:p text:style-name="Text_20_body"><text:span text:style-name="Emphasis">Tu texto se mantiene.<text:line-break/>Cierre sugerido:</text:span></text:p>
      <text:p text:style-name="Quotations">Cada estado es como una nota en la partitura del tiempo.<text:line-break/>Y el proceso completo, una melodía de transformaciones que conduce a la revelación final.</text:p>
      <text:p text:style-name="Quotations">Sin conciencia de estos estados, no hay camino.<text:line-break/>Sin memoria de ellos, no hay progreso.</text:p>
      <text:p text:style-name="Horizontal_20_Line"/>
      <text:h text:style-name="Heading_20_3" text:outline-level="3"><text:span text:style-name="Strong_20_Emphasis">3.3 Información del contexto del problema</text:span></text:h>
      <text:p text:style-name="Text_20_body"><text:span text:style-name="Emphasis">Breve introducción simbólica:</text:span></text:p>
      <text:p text:style-name="Quotations">Toda pregunta encierra un mundo.<text:line-break/>Y todo problema es una forma dormida de la solución.</text:p>
      <text:p text:style-name="Quotations">El contexto es la matriz: el conjunto de condiciones que dan origen a la necesidad de transformación.<text:line-break/>El cálculo comienza cuando la conciencia se enfrenta a ese contexto y se pregunta:</text:p>
      <text:p text:style-name="Quotations">“¿Cómo seguir desde aquí?”</text:p>
      <text:p text:style-name="Horizontal_20_Line"/>
      <text:h text:style-name="Heading_20_3" text:outline-level="3"><text:span text:style-name="Strong_20_Emphasis">3.4 Transformar la información</text:span></text:h>
      <text:p text:style-name="Text_20_body"><text:span text:style-name="Emphasis">Cierre místico sugerido:</text:span></text:p>
      <text:p text:style-name="Quotations">Las reglas no son cadenas: son las leyes del ritual.<text:line-break/>El cálculo obedece un orden.</text:p>
      <text:p text:style-name="Quotations">Y ese orden es lo que permite que lo informe se vuelva forma.</text:p>
      <text:p text:style-name="Quotations">Así como la alquimia busca transmutar lo denso en luz,<text:line-break/>el proceso de cálculo transforma lo bruto en claridad.</text:p>
      <text:p text:style-name="Horizontal_20_Line"/>
      <text:h text:style-name="Heading_20_3" text:outline-level="3"><text:span text:style-name="Strong_20_Emphasis">3.5 La función de la memoria en el proceso</text:span></text:h>
      <text:p text:style-name="Text_20_body"><text:span text:style-name="Emphasis">Breve apertura reflexiva:</text:span></text:p>
      <text:p text:style-name="Quotations">La memoria es el alma del proceso.</text:p>
      <text:p text:style-name="Quotations">Sin ella, no habría continuidad: cada paso sería el primero.<text:line-break/>Con ella, cada paso sabe de dónde viene y hacia dónde va.</text:p>
      <text:p text:style-name="Quotations"><text:soft-page-break/>La memoria no solo conserva. Sostiene. Protege. Encadena los fragmentos del camino.</text:p>
      <text:p text:style-name="Text_20_body"><text:span text:style-name="Emphasis">Cierre sugerido:</text:span></text:p>
      <text:p text:style-name="Quotations">Así como el río necesita recordar su cauce para no desbordarse,<text:line-break/>el proceso necesita memoria para mantenerse en curso.</text:p>
      <text:p text:style-name="Quotations">La memoria permite que el sistema tenga historia.<text:line-break/>Y donde hay historia, hay conciencia.</text:p>
      <text:p text:style-name="Horizontal_20_Line"/>
      <text:h text:style-name="Heading_20_3" text:outline-level="3"><text:span text:style-name="Strong_20_Emphasis">3.6 Ejemplo: suma de un listado de números</text:span></text:h>
      <text:p text:style-name="Text_20_body"><text:span text:style-name="Emphasis">Dejá el ejemplo tal cual: es pedagógico y claro.</text:span></text:p>
      <text:p text:style-name="Text_20_body"><text:span text:style-name="Emphasis">Cierre poético para integrar la lógica y lo espiritual:</text:span></text:p>
      <text:p text:style-name="Quotations">Incluso en un cálculo tan simple como sumar una lista,<text:line-break/>se esconde la danza del tiempo, del orden y del propósito.</text:p>
      <text:p text:style-name="Quotations">La memoria guarda lo que se ha sumado —lo vivido—<text:line-break/>y lo que aún falta —lo por venir.</text:p>
      <text:p text:style-name="Quotations">Y en cada paso, una pequeña decisión:<text:line-break/>seguir adelante, paso a paso, hacia la totalidad.</text:p>
      <text:p text:style-name="Horizontal_20_Line"/>
      <text:h text:style-name="Heading_20_2" text:outline-level="2">✅ Resultado final</text:h>
      <text:p text:style-name="Text_20_body">Tu capítulo, sin cambiar ni una línea técnica, gana ahora:</text:p>
      <text:list xml:id="list2777620655" text:style-name="L2">
        <text:list-item>
          <text:p text:style-name="P2"><text:span text:style-name="Strong_20_Emphasis">Una atmósfera de profundidad y sentido.</text:span></text:p>
        </text:list-item>
        <text:list-item>
          <text:p text:style-name="P2"><text:span text:style-name="Strong_20_Emphasis">Una lectura doble:</text:span> para el que busca lógica, está todo. Para el que busca resonancia, también.</text:p>
        </text:list-item>
        <text:list-item>
          <text:p text:style-name="P2"><text:span text:style-name="Strong_20_Emphasis">Un tono que eleva el cálculo desde la aridez matemática hacia el terreno del símbolo.</text:span></text:p>
        </text:list-item>
      </text:list>
      <text:p text:style-name="Horizontal_20_Line"/>
      <text:p text:style-name="Text_20_body">¿Querés que te lo devuelva ya armado como un solo texto completo con los elementos místicos integrados, como hicimos con la primera sección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8T11:10:28.928000000</meta:creation-date>
    <dc:date>2025-07-28T11:26:46.133000000</dc:date>
    <meta:editing-duration>PT6M17S</meta:editing-duration>
    <meta:editing-cycles>1</meta:editing-cycles>
    <meta:document-statistic meta:table-count="0" meta:image-count="0" meta:object-count="0" meta:page-count="3" meta:paragraph-count="49" meta:word-count="685" meta:character-count="4007" meta:non-whitespace-character-count="3376"/>
    <meta:generator>LibreOffice/7.3.5.2$Windows_X86_64 LibreOffice_project/184fe81b8c8c30d8b5082578aee2fed2ea847c01</meta:generator>
  </office:meta>
</office:document-meta>
</file>